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90000025EBE18314902813EEC.png" manifest:media-type="image/png"/>
  <manifest:file-entry manifest:full-path="Pictures/1000000000000506000003DB1E6A00313FC4302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5.849cm" svg:height="12.164cm" svg:x="-0.049cm" svg:y="0cm">
          <draw:image xlink:href="Pictures/1000000000000506000003DB1E6A00313FC43026.jpg" xlink:type="simple" xlink:show="embed" xlink:actuate="onLoad">
            <text:p/>
          </draw:image>
        </draw:frame>
        <draw:frame draw:style-name="gr1" draw:text-style-name="P1" draw:layer="layout" svg:width="13.813cm" svg:height="16.574cm" svg:x="13.4cm" svg:y="4.728cm">
          <draw:image xlink:href="Pictures/10000000000001F90000025EBE18314902813E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1T09:16:18.637732299</meta:creation-date>
    <dc:date>2016-10-01T10:04:11.839238356</dc:date>
    <meta:editing-duration>PT47M52S</meta:editing-duration>
    <meta:editing-cycles>3</meta:editing-cycles>
    <meta:generator>LibreOffice/5.1.4.2$Linux_X86_64 LibreOffice_project/10m0$Build-2</meta:generator>
    <meta:document-statistic meta:object-count="25"/>
  </office:meta>
</office:document-meta>
</file>